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77000003F357D02E34C021EE0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27.699cm" svg:height="14.653cm" svg:x="1.092cm" svg:y="3.231cm">
          <draw:image xlink:href="Pictures/1000000100000777000003F357D02E34C021EE04.png" xlink:type="simple" xlink:show="embed" xlink:actuate="onLoad" draw:mime-type="image/png">
            <text:p/>
          </draw:image>
        </draw:frame>
        <draw:custom-shape draw:style-name="gr2" draw:text-style-name="P2" draw:layer="layout" svg:width="0.25cm" svg:height="0.25cm" svg:x="23.5cm" svg:y="11.2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1T03:36:31.386518879</meta:creation-date>
    <dc:date>2024-03-11T03:42:44.189309282</dc:date>
    <meta:editing-duration>PT6M13S</meta:editing-duration>
    <meta:editing-cycles>1</meta:editing-cycles>
    <meta:document-statistic meta:object-count="2"/>
    <meta:generator>LibreOffice/7.3.7.2$Linux_X86_64 LibreOffice_project/30$Build-2</meta:generator>
  </office:meta>
</office:document-meta>
</file>